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156f" officeooo:paragraph-rsid="0002156f"/>
    </style:style>
    <style:style style:name="P2" style:family="paragraph" style:parent-style-name="Text_20_body">
      <style:text-properties officeooo:rsid="00067f6a" officeooo:paragraph-rsid="00067f6a"/>
    </style:style>
    <style:style style:name="P3" style:family="paragraph" style:parent-style-name="Text_20_body">
      <style:text-properties officeooo:rsid="0006b816" officeooo:paragraph-rsid="0006b816"/>
    </style:style>
    <style:style style:name="P4" style:family="paragraph" style:parent-style-name="Text_20_body">
      <style:text-properties officeooo:rsid="0018010c" officeooo:paragraph-rsid="0018010c"/>
    </style:style>
    <style:style style:name="P5" style:family="paragraph" style:parent-style-name="Title">
      <style:text-properties officeooo:rsid="0002156f" officeooo:paragraph-rsid="0002156f"/>
    </style:style>
    <style:style style:name="P6" style:family="paragraph" style:parent-style-name="Subtitle">
      <style:text-properties officeooo:rsid="00067f6a" officeooo:paragraph-rsid="00067f6a"/>
    </style:style>
    <style:style style:name="P7" style:family="paragraph" style:parent-style-name="Text_20_body">
      <style:text-properties officeooo:rsid="000a551e" officeooo:paragraph-rsid="001aaaf4"/>
    </style:style>
    <style:style style:name="P8" style:family="paragraph" style:parent-style-name="Text_20_body">
      <style:text-properties officeooo:rsid="001aaaf4" officeooo:paragraph-rsid="001d5c03"/>
    </style:style>
    <style:style style:name="P9" style:family="paragraph" style:parent-style-name="Text_20_body">
      <style:text-properties officeooo:rsid="00170f22" officeooo:paragraph-rsid="00170f22"/>
    </style:style>
    <style:style style:name="T1" style:family="text">
      <style:text-properties officeooo:rsid="0006b816"/>
    </style:style>
    <style:style style:name="T2" style:family="text">
      <style:text-properties officeooo:rsid="00077fac"/>
    </style:style>
    <style:style style:name="T3" style:family="text">
      <style:text-properties officeooo:rsid="000b5620"/>
    </style:style>
    <style:style style:name="T4" style:family="text">
      <style:text-properties officeooo:rsid="0018010c"/>
    </style:style>
    <style:style style:name="T5" style:family="text">
      <style:text-properties officeooo:rsid="001b20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äärittelydokumentti</text:p>
      <text:p text:style-name="P1"/>
      <text:p text:style-name="P6"><text:span text:style-name="T1">Kartta</text:span>generointi</text:p>
      <text:p text:style-name="P2"/>
      <text:p text:style-name="P3">Työn tarkoituksena on luoda ohjelma joka proseduraalisesti generoi roguelike tyylisiin peleihin sopivia <text:span text:style-name="T2">karttoja.</text:span></text:p>
      <text:p text:style-name="P7">Työssä toteutan yhden <text:span text:style-name="T3">tai useamman kartangenerointi algoritmin. Ensimmäinen generointi algoritmi perustuu </text:span><text:a xlink:type="simple" xlink:href="http://journal.stuffwithstuff.com/2014/12/21/rooms-and-mazes/" text:style-name="Internet_20_link"><text:span text:style-name="T3">http://journal.stuffwithstuff.com/2014/12/21/rooms-and-mazes/</text:span></text:a><text:span text:style-name="T3"> ideaan. Algoritmissa aluksi huoneita yritetään sirotella satunnaisesti karttaan tietyn yritysmäärän verran. Huoneen sijoittaminen epäonnistuu jos se on päällekkäinen jo olemassa olevan huoneen kanssa. Sitten huoneiden välisiin seinätiloihin generoidaan täydellisiä labyrintteja, jota varten toteutan myös syvyyssuuntaiseen läpikäyntiin perustuvan algoritmin. Sitten käytävien ja huoneiden väliltä tuhotaan satunnaisesti seiniä, jotta kartta on yhtenäinen. Lopuksi turhia umpikujia täytetään seinällä. </text:span></text:p>
      <text:p text:style-name="P8">Huoneiden generoinnin aikavaativuus riippuu lineaarisesti yritysmäärän suhteen. Täydellisen labyrintin generoinnin aikavaativuus on syvyyssuuntaisen läpikäynnin aikavaativuus eli O(|V|+|E|) <text:span text:style-name="T5">jossa V on kartan korkeus kerrottuna leveydellä ja E on (x – 1) * y + (y – 1) * x jossa x on leveys ja y on korkeus. Eli täydellisen labyrintin generoinnin aikavaativuus riippuu lineaarisesti kartan pinta-alasta. Kartan yhtenäistämisen aikavaativuus riippuu huoneiden määrästä, joka riippuu huoneiden laittamisyritysten lukumäärästä.</text:span></text:p>
      <text:p text:style-name="P4">Tietorakenteista toteutan ainakin pinon, listan ja hashmapin.</text:p>
      <text:p text:style-name="P9">Ohjelman käyttöliittymä on tekstipohjainen, jossa ensin annat parametrit, jotka käytetään generoinnissa ja sitte<text:span text:style-name="T4">n</text:span> kartta näytetään tekstinä. Kun kartta on generoitu voi käyttäjä joko tallentaa kartan kuvatiedostoon tai generoida uuden kar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9:27:58.726000000</meta:creation-date>
    <dc:date>2015-05-18T17:37:18.684507481</dc:date>
    <meta:editing-duration>PT5H5M43S</meta:editing-duration>
    <meta:editing-cycles>25</meta:editing-cycles>
    <meta:generator>LibreOffice/4.2.8.2$Linux_X86_64 LibreOffice_project/420m0$Build-2</meta:generator>
    <meta:document-statistic meta:table-count="0" meta:image-count="0" meta:object-count="0" meta:page-count="1" meta:paragraph-count="7" meta:word-count="182" meta:character-count="1644" meta:non-whitespace-character-count="1645"/>
  </office:meta>
</office:document-meta>
</file>